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679cm"/>
    </style:style>
    <style:style style:name="Tabla1.B" style:family="table-column">
      <style:table-column-properties style:column-width="15.32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25824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officeooo:rsid="00125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ubuntu-gnu-linux.blogspot.com.es/2010/07/instalar-packet-tracer-53-en-64bits.html"><text:span text:style-name="T1">http://ubuntu-gnu-linux.blogspot.com.es/2010/07/instalar-packet-tracer-53-en-64bits.html</text:span></text:a></text:p>
      <text:p text:style-name="P1"><text:span text:style-name="T1"/></text:p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down vote </text:p>
          </table:table-cell>
          <table:table-cell table:style-name="Tabla1.A1" office:value-type="string">
            <text:p text:style-name="P2">Taken from <text:a xlink:type="simple" xlink:href="http://askubuntu.com/users/63903/nathan-campbell">Nathan Campbell's</text:a> answer to this question: <text:a xlink:type="simple" xlink:href="http://askubuntu.com/questions/127848/wine-cant-find-gnome-keyring-pkcs11-so">Wine can't find gnome-keyring-pkcs11.so</text:a></text:p>
            <text:p text:style-name="P2">Getlibs can be found here: <text:a xlink:type="simple" xlink:href="https://launchpad.net/%7Ejcollins/+archive/jaminppa/+build/1482994/+files/getlibs_2.06-0ubuntu1%7Eppa2_all.deb">https://launchpad.net/~jcollins/+archive/jaminppa/+build/1482994/+files/getlibs_2.06-0ubuntu1%7Eppa2_all.deb</text:a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29T05:04:12</meta:creation-date>
    <dc:date>2012-11-29T05:12:21</dc:date>
    <dc:creator>ivan </dc:creator>
    <meta:editing-duration>PT7M26S</meta:editing-duration>
    <meta:editing-cycles>2</meta:editing-cycles>
    <meta:generator>LibreOffice/3.6$Linux_x86 LibreOffice_project/360m1$Build-2</meta:generator>
    <meta:document-statistic meta:table-count="1" meta:image-count="0" meta:object-count="0" meta:page-count="1" meta:paragraph-count="4" meta:word-count="21" meta:character-count="326" meta:non-whitespace-character-count="308"/>
  </office:meta>
</office:document-meta>
</file>